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graphic" style:name="a73d98e" style:parent-style-name="default">
      <style:graphic-properties draw:fill="solid" draw:fill-color="ffffff" fo:margin-bottom="3.17mm" fo:margin-left="3.17mm" fo:margin-right="3.17mm" fo:margin-top="3.17mm" style:horizontal-rel="paragraph" style:vertical-rel="paragraph" style:wrap="none" style:wrap-contour="false"/>
    </style:style>
    <style:style style:family="paragraph" style:list-style-name="L1" style:name="a9e5a11" style:parent-style-name="ListParagraph">
      <style:paragraph-properties/>
    </style:style>
    <text:list-style style:name="L1">
      <text:list-level-style-bullet text:bullet-char="•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•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•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list text:continue-numbering="true" text:style-name="L1">
        <text:list-item>
          <text:p text:style-name="a9e5a11"><draw:frame draw:style-name="a73d98e" svg:height="26.72mm" svg:width="35.72mm" text:anchor-type="paragraph"><draw:image xlink:actuate="onLoad" xlink:href="Pictures/uidf93726d59f7.jpeg" xlink:show="embed" xlink:type="simple"/><draw:text-box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5S</meta:editing-duration>
  </office:meta>
</office:document-meta>
</file>